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6d81" officeooo:paragraph-rsid="000c6d81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c6d81" officeooo:paragraph-rsid="000c6d8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c6d81" officeooo:paragraph-rsid="000c6d8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d256e" officeooo:paragraph-rsid="000d256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e90c3" officeooo:paragraph-rsid="000e90c3" style:font-weight-asian="bold" style:font-weight-complex="bold"/>
    </style:style>
    <style:style style:name="P6" style:family="paragraph" style:parent-style-name="Standard">
      <style:text-properties officeooo:rsid="000d256e" officeooo:paragraph-rsid="000d256e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d256e" officeooo:paragraph-rsid="000d256e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rsid="000f5b0b" officeooo:paragraph-rsid="000f5b0b"/>
    </style:style>
    <style:style style:name="P9" style:family="paragraph" style:parent-style-name="Standard">
      <style:paragraph-properties fo:text-align="start" style:justify-single-word="false"/>
      <style:text-properties fo:font-weight="bold" officeooo:rsid="000c6d81" officeooo:paragraph-rsid="00107b7c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c6d81" officeooo:paragraph-rsid="00107b7c" style:font-weight-asian="bold" style:font-weight-complex="bold"/>
    </style:style>
    <style:style style:name="P11" style:family="paragraph" style:parent-style-name="Standard">
      <style:text-properties fo:font-weight="bold" officeooo:rsid="000d256e" officeooo:paragraph-rsid="00107b7c" style:font-weight-asian="bold" style:font-weight-complex="bold"/>
    </style:style>
    <style:style style:name="P12" style:family="paragraph" style:parent-style-name="Standard">
      <style:text-properties officeooo:paragraph-rsid="000d256e"/>
    </style:style>
    <style:style style:name="P13" style:family="paragraph" style:parent-style-name="Standard">
      <style:text-properties officeooo:rsid="000d256e" officeooo:paragraph-rsid="000d256e"/>
    </style:style>
    <style:style style:name="P14" style:family="paragraph" style:parent-style-name="Standard">
      <style:text-properties officeooo:paragraph-rsid="0013f22d"/>
    </style:style>
    <style:style style:name="T1" style:family="text">
      <style:text-properties officeooo:rsid="000d256e"/>
    </style:style>
    <style:style style:name="T2" style:family="text">
      <style:text-properties officeooo:rsid="000e90c3"/>
    </style:style>
    <style:style style:name="T3" style:family="text">
      <style:text-properties officeooo:rsid="00107b7c"/>
    </style:style>
    <style:style style:name="T4" style:family="text">
      <style:text-properties fo:font-style="italic" officeooo:rsid="00107b7c" style:font-style-asian="italic" style:font-style-complex="italic"/>
    </style:style>
    <style:style style:name="T5" style:family="text">
      <style:text-properties officeooo:rsid="00108b30"/>
    </style:style>
    <style:style style:name="T6" style:family="text">
      <style:text-properties officeooo:rsid="00126a5a"/>
    </style:style>
    <style:style style:name="T7" style:family="text">
      <style:text-properties officeooo:rsid="0013f22d"/>
    </style:style>
    <style:style style:name="T8" style:family="text">
      <style:text-properties officeooo:rsid="0015d7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 modèle ABM dans la modélisation d'une ville</text:p>
      <text:p text:style-name="P8">GAUTHIER Silvère – LAMEIRA Yannick</text:p>
      <text:p text:style-name="P8"/>
      <text:p text:style-name="P4">Problématique<text:bookmark-start text:name="__DdeLink__88_295806871"/> →<text:span text:style-name="T3"> </text:span><text:span text:style-name="T4">y</text:span><text:bookmark-end text:name="__DdeLink__88_295806871"/><text:span text:style-name="T4">annick</text:span></text:p>
      <text:p text:style-name="P7">Dans le monde d'aujourd'hui, les villes sont en expansion permanente, ce qui pose problème lors de la modélisation de celles-ci. En effet, les modèles doivent pouvoir s'adapter aux nouvelles conditions (dimensions, <text:span text:style-name="T2">configurations…). Il sera donc intéressant de voir comment un système multi-agent peut permettre une adaptation à ces modifications de l'environnement.</text:span></text:p>
      <text:p text:style-name="P7"/>
      <text:p text:style-name="P5">Différentes approches</text:p>
      <text:p text:style-name="P9">La modélisation sans multi-agents<text:span text:style-name="T1"> → </text:span><text:span text:style-name="T4">silvère</text:span></text:p>
      <text:p text:style-name="P1">- Vue globale / omnisciente du « monde »</text:p>
      <text:p text:style-name="P1">- Déterministe : les interactions entre les éléments sont décidés à l'avance</text:p>
      <text:p text:style-name="P1">- Aucune évolution car un scénario unique</text:p>
      <text:p text:style-name="P1">- Possibilités limitées</text:p>
      <text:p text:style-name="P1"/>
      <text:p text:style-name="P9">La modélisation avec multi-agents<text:span text:style-name="T1"> → </text:span><text:span text:style-name="T4">yannick</text:span></text:p>
      <text:p text:style-name="P1">- Vue locale</text:p>
      <text:p text:style-name="P1">- Indéterministe : les interactions sont décidées par les agents</text:p>
      <text:p text:style-name="P1">- Evolution constante car chaque lancement donne naissance à un nouveau scénario</text:p>
      <text:p text:style-name="P1">- Possibilités presque illimitées</text:p>
      <text:p text:style-name="P1"/>
      <text:p text:style-name="P9">Dans la réalité<text:span text:style-name="T1"> → </text:span><text:span text:style-name="T4">silvère</text:span></text:p>
      <text:p text:style-name="P1">On ne peut pas tout prévoir car on ne peut maîtriser le comportement de chaque individu, ce qui est assez proche du modèle ABM où chaque agent a un pouvoir de décision. La réalité est quand même relativement plus complexe qu'un modèle multi-agents, cela dû à la complexité encore trop peu connue du cerveau humain et de la diversité d'interactions possible entre les êtres humains.</text:p>
      <text:p text:style-name="P1"/>
      <text:p text:style-name="P3">Techniques existantes</text:p>
      <text:p text:style-name="P11">Processus spatiaux →<text:span text:style-name="T3"> </text:span><text:span text:style-name="T4">silvère</text:span></text:p>
      <text:p text:style-name="P6">- Théorie des graphes</text:p>
      <text:p text:style-name="P6"><text:tab/>→<text:span text:style-name="T5"> vidéo CRP : 45'30'' - 49'07''</text:span></text:p>
      <text:p text:style-name="P6">- Géométrie fractale</text:p>
      <text:p text:style-name="P6"><text:tab/>→<text:span text:style-name="T6"> vidéo Fractal : 0'00'' - 2'10'' et 4'28'' – 5'00'' et 11'09'' – 11'58'' et 18'21'' - 18'48''</text:span></text:p>
      <text:p text:style-name="P6">- Modèles d'interactions spatiales</text:p>
      <text:p text:style-name="P6"><text:tab/>→<text:span text:style-name="T8"> documentation univ-paris-diderot</text:span></text:p>
      <text:p text:style-name="P6">...</text:p>
      <text:p text:style-name="P6"/>
      <text:p text:style-name="P11">Processus de décision →<text:span text:style-name="T3"> </text:span><text:span text:style-name="T4">yannick</text:span></text:p>
      <text:p text:style-name="P6">- Approche probabiliste</text:p>
      <text:p text:style-name="P6">- Théorie des sous-ensembles flous</text:p>
      <text:p text:style-name="P6">- Notion d'utilité</text:p>
      <text:p text:style-name="P6">...</text:p>
      <text:p text:style-name="P1"/>
      <text:p text:style-name="P10">Conclusion<text:span text:style-name="T1"> → </text:span><text:span text:style-name="T4">silvère</text:span></text:p>
      <text:p text:style-name="P1">Même avec un manque de précision quasiment inévitable dans un modèle, l'approche multi-agents permet de se rapprocher grandement de la réalité dans le cas de l'animation d'une ville.</text:p>
      <text:p text:style-name="P1"/>
      <text:p text:style-name="P4">Bibliographie</text:p>
      <text:p text:style-name="P6"/>
      <text:p text:style-name="P14"><text:a xlink:type="simple" xlink:href="http://thema.univ-fcomte.fr/le-laboratoire-thema/36-cat-equipes-fr/cat-equipe-mvt-fr/cat-mvt-axes-de-rechercher-fr/52-art-mobilites-ville-et-transports-axe-de-recherche-2-fr"><text:span text:style-name="T1">Art-mobilites-ville-et-transports (univ-fcomte.fr)</text:span></text:a></text:p>
      <text:p text:style-name="P12"><text:a xlink:type="simple" xlink:href="https://www.youtube.com/watch?v=L_Q6-C81KZQ"><text:span text:style-name="T5">CRP : Une ville résiliente aux innondations (youtube)</text:span></text:a></text:p>
      <text:p text:style-name="P12"><text:soft-page-break/><text:a xlink:type="simple" xlink:href="https://www.youtube.com/watch?v=uMGvWr47-B8"><text:span text:style-name="T6">Universo Fractal (youtube)</text:span></text:a><text:span text:style-name="T6"> </text:span></text:p>
      <text:p text:style-name="P12"><text:a xlink:type="simple" xlink:href="http://grasland.script.univ-paris-diderot.fr/go303/ch5/doc_ch5.htm"><text:span text:style-name="T7">Interaction spatiale (univ-paris-diderot.fr</text:span></text:a><text:span text:style-name="T7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authier </meta:initial-creator>
    <meta:creation-date>2014-10-10T07:57:27.581176335</meta:creation-date>
    <dc:date>2014-10-24T10:26:11.280357500</dc:date>
    <meta:editing-duration>PT1H34M45S</meta:editing-duration>
    <meta:editing-cycles>8</meta:editing-cycles>
    <meta:generator>LibreOffice/4.2.6.3$Linux_X86_64 LibreOffice_project/420m0$Build-3</meta:generator>
    <meta:document-statistic meta:table-count="0" meta:image-count="0" meta:object-count="0" meta:page-count="2" meta:paragraph-count="38" meta:word-count="320" meta:character-count="2138" meta:non-whitespace-character-count="1849"/>
  </office:meta>
</office:document-meta>
</file>